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setFullGC( long full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setExecuteCount( int execu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handleResult( Codec codec , 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nchmarkExecutor.getCodec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getCas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nchmarkExecutor.getFullG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nchmarkExecutor.getYoungGCTi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ult.setYoungGC( long young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FullG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Millis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ge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Error( Throwab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getYoungG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ult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executeLoop( Codec codec , BenchmarkCase benchmarkC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ult.ge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YoungGCTime( long youngGC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YoungG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getExec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Executor.setLoopCount( int loop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YoungGC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